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style:style style:name="P3" style:family="paragraph" style:parent-style-name="Preformatted_20_Text">
      <style:paragraph-properties fo:margin-top="0cm" fo:margin-bottom="0.499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bookmark text:name="16ae"/>Python is one of the world’s most popular, in-demand programming languages. This is for many reasons:</text:p>
      <text:list xml:id="list2530575777" text:style-name="L1">
        <text:list-item>
          <text:p text:style-name="P2"><text:bookmark text:name="d85e"/>it’s easy to learn</text:p>
        </text:list-item>
        <text:list-item>
          <text:p text:style-name="P2"><text:bookmark text:name="ad86"/>it’s super versatile</text:p>
        </text:list-item>
        <text:list-item>
          <text:p text:style-name="P1"><text:bookmark text:name="0ef1"/>it has a huge range of modules and libraries</text:p>
        </text:list-item>
      </text:list>
      <text:p text:style-name="Text_20_body"><text:bookmark text:name="8d54"/>I use Python daily as an integral part of my job as a data scientist. Along the way, I’ve picked up a few useful tricks and tips.</text:p>
      <text:p text:style-name="Text_20_body"><text:bookmark text:name="a2fb"/>Here, I’ve made an attempt at sharing some of them in an A-Z format.</text:p>
      <text:p text:style-name="Text_20_body"><text:bookmark text:name="d811"/>Most of these ‘tricks’ are things I’ve used or stumbled upon during my day-to-day work. Some I found while browsing the <text:a xlink:type="simple" xlink:href="https://docs.python.org/3/library/index.html" office:target-frame-name="_blank" xlink:show="new" text:style-name="Internet_20_link" text:visited-style-name="Visited_20_Internet_20_Link">Python Standard Library docs</text:a>. A few others I found searching through <text:a xlink:type="simple" xlink:href="https://pypi.org/search/" office:target-frame-name="_blank" xlink:show="new" text:style-name="Internet_20_link" text:visited-style-name="Visited_20_Internet_20_Link">PyPi</text:a>.</text:p>
      <text:p text:style-name="Text_20_body"><text:bookmark text:name="0d60"/>However, credit where it is due — I discovered four or five of them over at <text:a xlink:type="simple" xlink:href="https://awesome-python.com/" office:target-frame-name="_blank" xlink:show="new" text:style-name="Internet_20_link" text:visited-style-name="Visited_20_Internet_20_Link">awesome-python.com</text:a>. This is a curated list of hundreds of interesting Python tools and modules. It is worth browsing for inspiration!</text:p>
      <text:h text:style-name="Heading_20_4" text:outline-level="4"><text:bookmark text:name="d32c"/>all or any</text:h>
      <text:p text:style-name="Text_20_body"><text:bookmark text:name="49bd"/>One of the many reasons why Python is such a popular language is because it is readable and expressive.</text:p>
      <text:p text:style-name="Text_20_body"><text:bookmark text:name="4062"/>It is often joked that Python is ‘<text:a xlink:type="simple" xlink:href="https://www.artima.com/intv/tippingP.html" office:target-frame-name="_blank" xlink:show="new" text:style-name="Internet_20_link" text:visited-style-name="Visited_20_Internet_20_Link">executable pseudocode</text:a>’. But when you can write code like this, it’s difficult to argue otherwise:</text:p>
      <text:p text:style-name="P3"><text:bookmark text:name="ea81"/>x = [True, True, False]</text:p>
      <text:p text:style-name="Preformatted_20_Text"><text:bookmark text:name="0f36"/>if any(x):</text:p>
      <text:p text:style-name="P3"><text:s text:c="4"/>print("At least one True")</text:p>
      <text:p text:style-name="Preformatted_20_Text"><text:bookmark text:name="ba01"/>if all(x):</text:p>
      <text:p text:style-name="P3"><text:s text:c="4"/>print("Not one False")</text:p>
      <text:p text:style-name="Preformatted_20_Text"><text:bookmark text:name="5e6b"/>if any(x) and not all(x):</text:p>
      <text:p text:style-name="P3"><text:s text:c="4"/>print("At least one True and one False")</text:p>
      <text:h text:style-name="Heading_20_4" text:outline-level="4"><text:bookmark text:name="e07e"/>bashplotlib</text:h>
      <text:p text:style-name="Text_20_body"><text:bookmark text:name="098d"/>You want to plot graphs in the console?</text:p>
      <text:p text:style-name="P3"><text:bookmark text:name="794d"/>$ pip install bashplotlib</text:p>
      <text:p text:style-name="Text_20_body"><text:bookmark text:name="ff7a"/>You can have graphs in the console.</text:p>
      <text:h text:style-name="Heading_20_4" text:outline-level="4"><text:bookmark text:name="4de9"/>collections</text:h>
      <text:p text:style-name="Text_20_body"><text:bookmark text:name="4290"/>Python has some great default datatypes, but sometimes they just won’t behave exactly how you’d like them to.</text:p>
      <text:p text:style-name="Text_20_body"><text:bookmark text:name="8b38"/>Luckily, the Python Standard Library offers <text:a xlink:type="simple" xlink:href="https://docs.python.org/3/library/collections.html" office:target-frame-name="_blank" xlink:show="new" text:style-name="Internet_20_link" text:visited-style-name="Visited_20_Internet_20_Link">the collections module</text:a>. This handy add-on provides you with further datatypes.</text:p>
      <text:p text:style-name="P3"><text:bookmark text:name="aadb"/>from collections import OrderedDict, Counter</text:p>
      <text:p text:style-name="Preformatted_20_Text"><text:bookmark text:name="7371"/><text:soft-page-break/><text:span text:style-name="Emphasis"># Remembers the order the keys are added!</text:span></text:p>
      <text:p text:style-name="P3">x = OrderedDict(a=1, b=2, c=3)</text:p>
      <text:p text:style-name="Preformatted_20_Text"><text:bookmark text:name="43d3"/><text:span text:style-name="Emphasis"># Counts the frequency of each character</text:span></text:p>
      <text:p text:style-name="P3">y = Counter("Hello World!")</text:p>
      <text:h text:style-name="Heading_20_4" text:outline-level="4"><text:bookmark text:name="7034"/>dir</text:h>
      <text:p text:style-name="Text_20_body"><text:bookmark text:name="f6c4"/>Ever wondered how you can look inside a Python object and see what attributes it has? Of course you have.</text:p>
      <text:p text:style-name="Text_20_body"><text:bookmark text:name="8bc4"/>From the command line:</text:p>
      <text:p text:style-name="Preformatted_20_Text"><text:bookmark text:name="7f6d"/>&gt;&gt;&gt; dir()</text:p>
      <text:p text:style-name="Preformatted_20_Text">&gt;&gt;&gt; dir("Hello World")</text:p>
      <text:p text:style-name="P3">&gt;&gt;&gt; dir(dir)</text:p>
      <text:p text:style-name="Text_20_body"><text:bookmark text:name="3899"/>This can be a really useful feature when running Python interactively, and for dynamically exploring objects and modules you are working with.</text:p>
      <text:p text:style-name="Text_20_body"><text:bookmark text:name="5ee3"/>Read more <text:a xlink:type="simple" xlink:href="https://docs.python.org/3/library/functions.html#dir" office:target-frame-name="_blank" xlink:show="new" text:style-name="Internet_20_link" text:visited-style-name="Visited_20_Internet_20_Link">here</text:a>.</text:p>
      <text:h text:style-name="Heading_20_4" text:outline-level="4"><text:bookmark text:name="e555"/>emoji</text:h>
      <text:p text:style-name="Text_20_body"><text:bookmark text:name="7078"/>Yes, <text:a xlink:type="simple" xlink:href="https://pypi.org/project/emoji/" office:target-frame-name="_blank" xlink:show="new" text:style-name="Internet_20_link" text:visited-style-name="Visited_20_Internet_20_Link">really</text:a>.</text:p>
      <text:p text:style-name="P3"><text:bookmark text:name="fab0"/>$ pip install emoji</text:p>
      <text:p text:style-name="Text_20_body"><text:bookmark text:name="d708"/>Don’t pretend you’re not gonna try it out…</text:p>
      <text:p text:style-name="P3"><text:bookmark text:name="885f"/>from emoji import emojize</text:p>
      <text:p text:style-name="P3"><text:bookmark text:name="79d9"/>print(emojize(":thumbs_up:"))</text:p>
      <text:p text:style-name="Text_20_body"><text:bookmark text:name="7275"/>👍</text:p>
      <text:h text:style-name="Heading_20_4" text:outline-level="4"><text:bookmark text:name="f865"/>from __future__ import</text:h>
      <text:p text:style-name="Text_20_body"><text:bookmark text:name="be1a"/>One consequence of Python’s popularity is that there are always new versions under development. New versions mean new features — unless your version is out-of-date.</text:p>
      <text:p text:style-name="Text_20_body"><text:bookmark text:name="aa41"/>Fear not, however. The <text:a xlink:type="simple" xlink:href="https://docs.python.org/2/library/__future__.html" office:target-frame-name="_blank" xlink:show="new" text:style-name="Internet_20_link" text:visited-style-name="Visited_20_Internet_20_Link">__future__ module</text:a> lets you import functionality from future versions of Python. It’s literally like time travel, or magic, or something.</text:p>
      <text:p text:style-name="P3"><text:bookmark text:name="2556"/>from __future__ import print_function</text:p>
      <text:p text:style-name="P3"><text:bookmark text:name="1563"/>print("Hello World!")</text:p>
      <text:p text:style-name="Text_20_body"><text:bookmark text:name="a5df"/>Why not have a go <text:a xlink:type="simple" xlink:href="https://stackoverflow.com/questions/17811855/syntax-error-not-a-chance" office:target-frame-name="_blank" xlink:show="new" text:style-name="Internet_20_link" text:visited-style-name="Visited_20_Internet_20_Link">importing curly braces</text:a>?</text:p>
      <text:h text:style-name="Heading_20_4" text:outline-level="4"><text:bookmark text:name="ea59"/>geopy</text:h>
      <text:p text:style-name="Text_20_body"><text:bookmark text:name="179e"/>Geography can be a challenging terrain for programmers to navigate (ha, a pun!). But <text:a xlink:type="simple" xlink:href="https://geopy.readthedocs.io/en/latest/" office:target-frame-name="_blank" xlink:show="new" text:style-name="Internet_20_link" text:visited-style-name="Visited_20_Internet_20_Link">the geopy module</text:a> makes it unnervingly easy.</text:p>
      <text:p text:style-name="P3"><text:bookmark text:name="2f38"/>$ pip install geopy</text:p>
      <text:p text:style-name="Text_20_body"><text:bookmark text:name="5301"/><text:soft-page-break/>It works by abstracting the APIs of a range of different geocoding services. It enables you to obtain a place’s full street address, latitude, longitude, and even altitude.</text:p>
      <text:p text:style-name="Text_20_body"><text:bookmark text:name="b8dc"/>There’s also a useful distance class. It calculates the distance between two locations in your favorite unit of measurement.</text:p>
      <text:p text:style-name="P3"><text:bookmark text:name="36a6"/>from geopy import GoogleV3</text:p>
      <text:p text:style-name="Preformatted_20_Text"><text:bookmark text:name="1eb7"/>place = "221b Baker Street, London"</text:p>
      <text:p text:style-name="P3">location = GoogleV3().geocode(place)</text:p>
      <text:p text:style-name="Preformatted_20_Text"><text:bookmark text:name="25d3"/>print(location.address)</text:p>
      <text:p text:style-name="P3">print(location.location)</text:p>
      <text:h text:style-name="Heading_20_4" text:outline-level="4"><text:bookmark text:name="52ad"/>howdoi</text:h>
      <text:p text:style-name="Text_20_body"><text:bookmark text:name="ac63"/>Stuck on a coding problem and can’t remember that solution you saw before? Need to check StackOverflow, but don’t want to leave the terminal?</text:p>
      <text:p text:style-name="Text_20_body"><text:bookmark text:name="82d3"/>Then you need <text:a xlink:type="simple" xlink:href="https://github.com/gleitz/howdoi" office:target-frame-name="_blank" xlink:show="new" text:style-name="Internet_20_link" text:visited-style-name="Visited_20_Internet_20_Link">this useful command line tool</text:a>.</text:p>
      <text:p text:style-name="P3"><text:bookmark text:name="6472"/>$ pip install howdoi</text:p>
      <text:p text:style-name="Text_20_body"><text:bookmark text:name="296a"/>Ask it whatever question you have, and it’ll do its best to return an answer.</text:p>
      <text:p text:style-name="Preformatted_20_Text"><text:bookmark text:name="a575"/>$ howdoi vertical align css</text:p>
      <text:p text:style-name="Preformatted_20_Text">$ howdoi for loop in java</text:p>
      <text:p text:style-name="P3">$ howdoi undo commits in git</text:p>
      <text:p text:style-name="Text_20_body"><text:bookmark text:name="7ca0"/>Be aware though — it scrapes code from top answers from StackOverflow. It might not always give the most helpful information…</text:p>
      <text:p text:style-name="P3"><text:bookmark text:name="ba37"/>$ howdoi exit vim</text:p>
      <text:h text:style-name="Heading_20_4" text:outline-level="4"><text:bookmark text:name="2595"/>inspect</text:h>
      <text:p text:style-name="Text_20_body"><text:bookmark text:name="9831"/>Python’s <text:a xlink:type="simple" xlink:href="https://docs.python.org/3/library/inspect.html" office:target-frame-name="_blank" xlink:show="new" text:style-name="Internet_20_link" text:visited-style-name="Visited_20_Internet_20_Link">inspect module</text:a> is great for understanding what is happening behind the scenes. You can even call its methods on itself!</text:p>
      <text:p text:style-name="Text_20_body"><text:bookmark text:name="e669"/>The code sample below uses <text:span text:style-name="Source_20_Text">inspect.getsource()</text:span> to print its own source code. It also uses <text:span text:style-name="Source_20_Text">inspect.getmodule()</text:span> to print the module in which it was defined.</text:p>
      <text:p text:style-name="Text_20_body"><text:bookmark text:name="2df4"/>The last line of code prints out its own line number.</text:p>
      <text:p text:style-name="P3"><text:bookmark text:name="7ef4"/>import inspect</text:p>
      <text:p text:style-name="Preformatted_20_Text"><text:bookmark text:name="e441"/>print(inspect.getsource(inspect.getsource))</text:p>
      <text:p text:style-name="Preformatted_20_Text">print(inspect.getmodule(inspect.getmodule))</text:p>
      <text:p text:style-name="P3">print(inspect.currentframe().f_lineno)</text:p>
      <text:p text:style-name="Text_20_body"><text:bookmark text:name="61f5"/>Of course, beyond these trivial uses, the inspect module can prove useful for understanding what your code is doing. You could also use it for writing self-documenting code.</text:p>
      <text:h text:style-name="Heading_20_4" text:outline-level="4"><text:bookmark text:name="30f2"/>Jedi</text:h>
      <text:p text:style-name="Text_20_body"><text:bookmark text:name="86f6"/>The Jedi library is an autocompletion and code analysis library. It makes writing code quicker and more productive.</text:p>
      <text:p text:style-name="Text_20_body"><text:bookmark text:name="e2ea"/><text:soft-page-break/>Unless you’re developing your own IDE, you’ll probably be most interested in <text:a xlink:type="simple" xlink:href="https://jedi.readthedocs.io/en/latest/docs/usage.html" office:target-frame-name="_blank" xlink:show="new" text:style-name="Internet_20_link" text:visited-style-name="Visited_20_Internet_20_Link">using Jedi as an editor plugin</text:a>. Luckily, there are already loads available!</text:p>
      <text:p text:style-name="Text_20_body"><text:bookmark text:name="c860"/>You may already be using Jedi, however. The IPython project makes use of Jedi for its code autocompletion functionality.</text:p>
      <text:h text:style-name="Heading_20_4" text:outline-level="4"><text:bookmark text:name="5cf8"/>**kwargs</text:h>
      <text:p text:style-name="Text_20_body"><text:bookmark text:name="c099"/>When learning any language, there are many milestones along the way. With Python, understanding the mysterious <text:span text:style-name="Source_20_Text">**kwargs</text:span> syntax probably counts as one.</text:p>
      <text:p text:style-name="Text_20_body"><text:bookmark text:name="f100"/>The double-asterisk in front of a dictionary object lets you pass the contents of that dictionary as <text:a xlink:type="simple" xlink:href="https://docs.python.org/3/tutorial/controlflow.html#keyword-arguments" office:target-frame-name="_blank" xlink:show="new" text:style-name="Internet_20_link" text:visited-style-name="Visited_20_Internet_20_Link">named arguments to a function</text:a>.</text:p>
      <text:p text:style-name="Text_20_body"><text:bookmark text:name="0666"/>The dictionary’s keys are the argument names, and the values are the values passed to the function. You don’t even need to call it <text:span text:style-name="Source_20_Text">kwargs</text:span>!</text:p>
      <text:p text:style-name="P3"><text:bookmark text:name="49f8"/>dictionary = {"a": 1, "b": 2}</text:p>
      <text:p text:style-name="Preformatted_20_Text"><text:bookmark text:name="08f4"/>def someFunction(a, b):</text:p>
      <text:p text:style-name="Preformatted_20_Text"><text:s text:c="4"/>print(a + b)</text:p>
      <text:p text:style-name="P3"><text:s text:c="4"/>return</text:p>
      <text:p text:style-name="Preformatted_20_Text"><text:bookmark text:name="5b8d"/><text:span text:style-name="Emphasis"># these do the same thing:</text:span></text:p>
      <text:p text:style-name="Preformatted_20_Text">someFunction(**dictionary)</text:p>
      <text:p text:style-name="P3">someFunction(a=1, b=2)</text:p>
      <text:p text:style-name="Text_20_body"><text:bookmark text:name="9955"/>This is useful when you want to write functions that can handle named arguments not defined in advance.</text:p>
      <text:h text:style-name="Heading_20_4" text:outline-level="4"><text:bookmark text:name="5764"/>List comprehensions</text:h>
      <text:p text:style-name="Text_20_body"><text:bookmark text:name="22b7"/>One of my favourite things about programming in Python are its <text:a xlink:type="simple" xlink:href="https://docs.python.org/3/tutorial/datastructures.html#list-comprehensions" office:target-frame-name="_blank" xlink:show="new" text:style-name="Internet_20_link" text:visited-style-name="Visited_20_Internet_20_Link">list comprehensions</text:a>.</text:p>
      <text:p text:style-name="Text_20_body"><text:bookmark text:name="7ca8"/>These expressions make it easy to write very clean code that reads almost like natural language.</text:p>
      <text:p text:style-name="Text_20_body"><text:bookmark text:name="ef47"/>You can read more about how to use them <text:a xlink:type="simple" xlink:href="https://www.learnpython.org/en/List_Comprehensions" office:target-frame-name="_blank" xlink:show="new" text:style-name="Internet_20_link" text:visited-style-name="Visited_20_Internet_20_Link">here</text:a>.</text:p>
      <text:p text:style-name="Preformatted_20_Text"><text:bookmark text:name="076c"/>numbers = [1,2,3,4,5,6,7]</text:p>
      <text:p text:style-name="Preformatted_20_Text">evens = [x for x in numbers if x % 2 is 0]</text:p>
      <text:p text:style-name="P3">odds = [y for y in numbers if y not in evens]</text:p>
      <text:p text:style-name="P3"><text:bookmark text:name="5810"/>cities = ['London', 'Dublin', 'Oslo']</text:p>
      <text:p text:style-name="Preformatted_20_Text"><text:bookmark text:name="ac7b"/>def visit(city):</text:p>
      <text:p text:style-name="P3"><text:s text:c="4"/>print("Welcome to "+city)</text:p>
      <text:p text:style-name="Preformatted_20_Text"><text:bookmark text:name="ddd4"/>for city in cities:</text:p>
      <text:p text:style-name="P3"><text:s text:c="4"/>visit(city)</text:p>
      <text:h text:style-name="Heading_20_4" text:outline-level="4"><text:bookmark text:name="eb1e"/>map</text:h>
      <text:p text:style-name="Text_20_body"><text:bookmark text:name="8149"/>Python supports functional programming through a number of inbuilt features. One of the most useful is the <text:span text:style-name="Source_20_Text">map()</text:span> function — especially in combination with <text:a xlink:type="simple" xlink:href="https://docs.python.org/3/tutorial/controlflow.html#lambda-expressions" office:target-frame-name="_blank" xlink:show="new" text:style-name="Internet_20_link" text:visited-style-name="Visited_20_Internet_20_Link">lambda functions</text:a>.</text:p>
      <text:p text:style-name="Preformatted_20_Text"><text:bookmark text:name="2ab4"/>x = [1, 2, 3]</text:p>
      <text:p text:style-name="P3">y = map(lambda x : x + 1 , x)</text:p>
      <text:p text:style-name="Preformatted_20_Text"><text:bookmark text:name="0a94"/><text:soft-page-break/><text:span text:style-name="Emphasis"># prints out [2,3,4]</text:span></text:p>
      <text:p text:style-name="P3">print(list(y))</text:p>
      <text:p text:style-name="Text_20_body"><text:bookmark text:name="0ba7"/>In the example above, <text:span text:style-name="Source_20_Text">map()</text:span> applies a simple lambda function to each element in <text:span text:style-name="Source_20_Text">x</text:span>. It returns a map object, which can be converted to some iterable object such as a list or tuple.</text:p>
      <text:h text:style-name="Heading_20_4" text:outline-level="4"><text:bookmark text:name="e26c"/>newspaper3k</text:h>
      <text:p text:style-name="Text_20_body"><text:bookmark text:name="e926"/>If you haven’t seen it already, then be prepared to have your mind blown by <text:a xlink:type="simple" xlink:href="https://pypi.org/project/newspaper3k/" office:target-frame-name="_blank" xlink:show="new" text:style-name="Internet_20_link" text:visited-style-name="Visited_20_Internet_20_Link">Python’s newspaper module</text:a>.</text:p>
      <text:p text:style-name="Text_20_body"><text:bookmark text:name="89ff"/>It lets you retrieve news articles and associated meta-data from a range of leading international publications. You can retrieve images, text and author names.</text:p>
      <text:p text:style-name="Text_20_body"><text:bookmark text:name="687a"/>It even has some <text:a xlink:type="simple" xlink:href="https://newspaper.readthedocs.io/en/latest/user_guide/quickstart.html#performing-nlp-on-an-article" office:target-frame-name="_blank" xlink:show="new" text:style-name="Internet_20_link" text:visited-style-name="Visited_20_Internet_20_Link">inbuilt NLP functionality</text:a>.</text:p>
      <text:p text:style-name="Text_20_body"><text:bookmark text:name="1679"/>So if you were thinking of using BeautifulSoup or some other DIY webscraping library for your next project, save yourself the time and effort and <text:span text:style-name="Source_20_Text">$ pip install newspaper3k</text:span> instead.</text:p>
      <text:h text:style-name="Heading_20_4" text:outline-level="4"><text:bookmark text:name="0e45"/>Operator overloading</text:h>
      <text:p text:style-name="Text_20_body"><text:bookmark text:name="3b90"/>Python provides support for <text:a xlink:type="simple" xlink:href="https://docs.python.org/3/reference/datamodel.html#special-method-names" office:target-frame-name="_blank" xlink:show="new" text:style-name="Internet_20_link" text:visited-style-name="Visited_20_Internet_20_Link">operator overloading</text:a>, which is one of those terms that make you sound like a legit computer scientist.</text:p>
      <text:p text:style-name="Text_20_body"><text:bookmark text:name="0ef3"/>It’s actually a simple concept. Ever wondered why Python lets you use the <text:span text:style-name="Source_20_Text">+</text:span> operator to add numbers and also to concatenate strings? That’s operator overloading in action.</text:p>
      <text:p text:style-name="Text_20_body"><text:bookmark text:name="e359"/>You can define objects which use Python’s standard operator symbols in their own specific way. This lets you use them in contexts relevant to the objects you’re working with.</text:p>
      <text:p text:style-name="Preformatted_20_Text"><text:bookmark text:name="437b"/>class Thing:</text:p>
      <text:p text:style-name="Preformatted_20_Text"><text:s text:c="4"/>def __init__(self, value):</text:p>
      <text:p text:style-name="Preformatted_20_Text"><text:s text:c="8"/>self.__value = value</text:p>
      <text:p text:style-name="Preformatted_20_Text"><text:s text:c="4"/>def __gt__(self, other):</text:p>
      <text:p text:style-name="Preformatted_20_Text"><text:s text:c="8"/>return self.__value &gt; other.__value</text:p>
      <text:p text:style-name="Preformatted_20_Text"><text:s text:c="4"/>def __lt__(self, other):</text:p>
      <text:p text:style-name="P3"><text:s text:c="8"/>return self.__value &lt; other.__value</text:p>
      <text:p text:style-name="Preformatted_20_Text"><text:bookmark text:name="bb93"/>something = Thing(100)</text:p>
      <text:p text:style-name="P3">nothing = Thing(0)</text:p>
      <text:p text:style-name="Preformatted_20_Text"><text:bookmark text:name="2909"/><text:span text:style-name="Emphasis"># True</text:span></text:p>
      <text:p text:style-name="P3">something &gt; nothing</text:p>
      <text:p text:style-name="Preformatted_20_Text"><text:bookmark text:name="e557"/><text:span text:style-name="Emphasis"># False</text:span></text:p>
      <text:p text:style-name="P3">something &lt; nothing</text:p>
      <text:p text:style-name="Preformatted_20_Text"><text:bookmark text:name="74f9"/><text:span text:style-name="Emphasis"># Error</text:span></text:p>
      <text:p text:style-name="P3">something + nothing</text:p>
      <text:h text:style-name="Heading_20_4" text:outline-level="4"><text:bookmark text:name="928d"/>pprint</text:h>
      <text:p text:style-name="Text_20_body"><text:bookmark text:name="2c51"/>Python’s default <text:span text:style-name="Source_20_Text">print</text:span> function does its job. But try printing out any large, nested object, and the result is rather ugly.</text:p>
      <text:p text:style-name="Text_20_body"><text:bookmark text:name="fed7"/>Here’s where the <text:a xlink:type="simple" xlink:href="https://docs.python.org/3/library/pprint.html" office:target-frame-name="_blank" xlink:show="new" text:style-name="Internet_20_link" text:visited-style-name="Visited_20_Internet_20_Link">Standard Library’s pretty-print module</text:a> steps in. This prints out complex structured objects in an easy-to-read format.</text:p>
      <text:p text:style-name="Text_20_body"><text:bookmark text:name="c9aa"/><text:soft-page-break/>A must-have for any Python developer who works with non-trivial data structures.</text:p>
      <text:p text:style-name="Preformatted_20_Text"><text:bookmark text:name="24d5"/>import requests</text:p>
      <text:p text:style-name="P3">import pprint</text:p>
      <text:p text:style-name="Preformatted_20_Text"><text:bookmark text:name="f368"/>url = 'https://randomuser.me/api/?results=1'</text:p>
      <text:p text:style-name="P3">users = requests.get(url).json()</text:p>
      <text:p text:style-name="P3"><text:bookmark text:name="02e6"/>pprint.pprint(users)</text:p>
      <text:h text:style-name="Heading_20_4" text:outline-level="4"><text:bookmark text:name="ff9e"/>Queue</text:h>
      <text:p text:style-name="Text_20_body"><text:bookmark text:name="fc8b"/>Python supports multithreading, and this is facilitated by the Standard Library’s Queue module.</text:p>
      <text:p text:style-name="Text_20_body"><text:bookmark text:name="6d2b"/>This module lets you implement queue data structures. These are data structures that let you add and retrieve entries according to a specific rule.</text:p>
      <text:p text:style-name="Text_20_body"><text:bookmark text:name="f1c2"/>‘First in, first out’ (or FIFO) queues let you retrieve objects in the order they were added. ‘Last in, first out’ (LIFO) queues let you access the most recently added objects first.</text:p>
      <text:p text:style-name="Text_20_body"><text:bookmark text:name="5614"/>Finally, priority queues let you retrieve objects according to the order in which they are sorted.</text:p>
      <text:p text:style-name="Text_20_body"><text:bookmark text:name="586c"/><text:a xlink:type="simple" xlink:href="https://www.tutorialspoint.com/python3/python_multithreading.htm" office:target-frame-name="_blank" xlink:show="new" text:style-name="Internet_20_link" text:visited-style-name="Visited_20_Internet_20_Link">Here’s an example of how to use queues</text:a> for multithreaded programming in Python.</text:p>
      <text:h text:style-name="Heading_20_4" text:outline-level="4"><text:bookmark text:name="5339"/>__repr__</text:h>
      <text:p text:style-name="Text_20_body"><text:bookmark text:name="9003"/>When defining a class or an object in Python, it is useful to provide an ‘official’ way of representing that object as a string. For example:</text:p>
      <text:p text:style-name="Preformatted_20_Text"><text:bookmark text:name="b8d9"/>&gt;&gt;&gt; file = open('file.txt', 'r')</text:p>
      <text:p text:style-name="Preformatted_20_Text">&gt;&gt;&gt; print(file)</text:p>
      <text:p text:style-name="P3">&lt;open file 'file.txt', mode 'r' at 0x10d30aaf0&gt;</text:p>
      <text:p text:style-name="Text_20_body"><text:bookmark text:name="8638"/>This makes debugging code a lot easier. Add it to your class definitions as below:</text:p>
      <text:p text:style-name="Preformatted_20_Text"><text:bookmark text:name="5897"/>class someClass:</text:p>
      <text:p text:style-name="Preformatted_20_Text"><text:s text:c="4"/>def __repr__(self):</text:p>
      <text:p text:style-name="P3"><text:s text:c="8"/>return "&lt;some description here&gt;"</text:p>
      <text:p text:style-name="P3"><text:bookmark text:name="1147"/>someInstance = someClass()</text:p>
      <text:p text:style-name="Preformatted_20_Text"><text:bookmark text:name="e8d1"/><text:span text:style-name="Emphasis"># prints &lt;some description here&gt;</text:span></text:p>
      <text:p text:style-name="P3">print(someInstance)</text:p>
      <text:h text:style-name="Heading_20_4" text:outline-level="4"><text:bookmark text:name="4711"/>sh</text:h>
      <text:p text:style-name="Text_20_body"><text:bookmark text:name="9d72"/>Python makes a great scripting language. Sometimes using the standard os and subprocess libraries can be a bit of a headache.</text:p>
      <text:p text:style-name="Text_20_body"><text:bookmark text:name="58d5"/>The <text:a xlink:type="simple" xlink:href="http://amoffat.github.io/sh/" office:target-frame-name="_blank" xlink:show="new" text:style-name="Internet_20_link" text:visited-style-name="Visited_20_Internet_20_Link">sh library</text:a> provides a neat alternative.</text:p>
      <text:p text:style-name="Text_20_body"><text:bookmark text:name="6bee"/>It lets you call any program as if it were an ordinary function — useful for automating workflows and tasks, all from within Python.</text:p>
      <text:p text:style-name="P3"><text:bookmark text:name="bdf1"/>from sh import *</text:p>
      <text:p text:style-name="Preformatted_20_Text"><text:bookmark text:name="f2d1"/>sh.pwd()</text:p>
      <text:p text:style-name="Preformatted_20_Text">sh.mkdir('new_folder')</text:p>
      <text:p text:style-name="Preformatted_20_Text">sh.touch('new_file.txt')</text:p>
      <text:p text:style-name="Preformatted_20_Text"><text:soft-page-break/>sh.whoami()</text:p>
      <text:p text:style-name="P3">sh.echo('This is great!')</text:p>
      <text:h text:style-name="Heading_20_4" text:outline-level="4"><text:bookmark text:name="a2bd"/>Type hints</text:h>
      <text:p text:style-name="Text_20_body"><text:bookmark text:name="169d"/>Python is a dynamically-typed language. You don’t need to specify datatypes when you define variables, functions, classes etc.</text:p>
      <text:p text:style-name="Text_20_body"><text:bookmark text:name="4112"/>This allows for rapid development times. However, there are few things more annoying than a runtime error caused by a simple typing issue.</text:p>
      <text:p text:style-name="Text_20_body"><text:bookmark text:name="1f93"/><text:a xlink:type="simple" xlink:href="https://docs.python.org/3/library/typing.html" office:target-frame-name="_blank" xlink:show="new" text:style-name="Internet_20_link" text:visited-style-name="Visited_20_Internet_20_Link">Since Python 3.5</text:a>, you have the option to provide type hints when defining functions.</text:p>
      <text:p text:style-name="Preformatted_20_Text"><text:bookmark text:name="b391"/>def addTwo(x : Int) -&gt; Int:</text:p>
      <text:p text:style-name="P3"><text:s text:c="4"/>return x + 2</text:p>
      <text:p text:style-name="Text_20_body"><text:bookmark text:name="1365"/>You can also define type aliases:</text:p>
      <text:p text:style-name="P3"><text:bookmark text:name="e000"/>from typing import List</text:p>
      <text:p text:style-name="Preformatted_20_Text"><text:bookmark text:name="e9e0"/>Vector = List[float]</text:p>
      <text:p text:style-name="P3">Matrix = List[Vector]</text:p>
      <text:p text:style-name="Preformatted_20_Text"><text:bookmark text:name="8de4"/>def addMatrix(a : Matrix, b : Matrix) -&gt; Matrix:</text:p>
      <text:p text:style-name="Preformatted_20_Text"><text:s text:c="2"/>result = []</text:p>
      <text:p text:style-name="Preformatted_20_Text"><text:s text:c="2"/>for i,row in enumerate(a):</text:p>
      <text:p text:style-name="Preformatted_20_Text"><text:s text:c="4"/>result_row =[]</text:p>
      <text:p text:style-name="Preformatted_20_Text"><text:s text:c="4"/>for j, col in enumerate(row):</text:p>
      <text:p text:style-name="Preformatted_20_Text"><text:s text:c="6"/>result_row += [a[i][j] + b[i][j]]</text:p>
      <text:p text:style-name="Preformatted_20_Text"><text:s text:c="4"/>result += [result_row]</text:p>
      <text:p text:style-name="P3"><text:s text:c="2"/>return result</text:p>
      <text:p text:style-name="Preformatted_20_Text"><text:bookmark text:name="3736"/>x = [[1.0, 0.0], [0.0, 1.0]]</text:p>
      <text:p text:style-name="P3">y = [[2.0, 1.0], [0.0, -2.0]]</text:p>
      <text:p text:style-name="P3"><text:bookmark text:name="7b25"/>z = addMatrix(x, y)</text:p>
      <text:p text:style-name="Text_20_body"><text:bookmark text:name="caef"/>Although not compulsory, type annotations can make your code easier to understand.</text:p>
      <text:p text:style-name="Text_20_body"><text:bookmark text:name="ad9c"/>They also allow you to use type checking tools to catch those stray TypeErrors before runtime. Probably worthwhile if you are working on large, complex projects!</text:p>
      <text:h text:style-name="Heading_20_4" text:outline-level="4"><text:bookmark text:name="e886"/>uuid</text:h>
      <text:p text:style-name="Text_20_body"><text:bookmark text:name="badd"/>A quick and easy way to generate Universally Unique IDs (or ‘UUIDs’) is through the <text:a xlink:type="simple" xlink:href="https://docs.python.org/3/library/uuid.html" office:target-frame-name="_blank" xlink:show="new" text:style-name="Internet_20_link" text:visited-style-name="Visited_20_Internet_20_Link">Python Standard Library’s uuid module</text:a>.</text:p>
      <text:p text:style-name="P3"><text:bookmark text:name="76ae"/>import uuid</text:p>
      <text:p text:style-name="Preformatted_20_Text"><text:bookmark text:name="b69f"/>user_id = uuid.uuid4()</text:p>
      <text:p text:style-name="P3">print(user_id)</text:p>
      <text:p text:style-name="Text_20_body"><text:bookmark text:name="67ce"/>This creates a randomized 128-bit number that will almost certainly be unique.</text:p>
      <text:p text:style-name="Text_20_body"><text:bookmark text:name="c732"/>In fact, there are over 2¹²² possible UUIDs that can be generated. That’s over five undecillion (or 5,000,000,000,000,000,000,000,000,000,000,000,000).</text:p>
      <text:p text:style-name="Text_20_body"><text:bookmark text:name="96b8"/><text:soft-page-break/>The probability of finding duplicates in a given set is extremely low. Even with a trillion UUIDs, the probability of a duplicate existing is much, much less than one-in-a-billion.</text:p>
      <text:p text:style-name="Text_20_body"><text:bookmark text:name="8658"/>Pretty good for two lines of code.</text:p>
      <text:h text:style-name="Heading_20_4" text:outline-level="4"><text:bookmark text:name="3cdd"/>Virtual environments</text:h>
      <text:p text:style-name="Text_20_body"><text:bookmark text:name="efc9"/>This is probably my favorite Python thing of all.</text:p>
      <text:p text:style-name="Text_20_body"><text:bookmark text:name="4a00"/>Chances are you are working on multiple Python projects at any one time. Unfortunately, sometimes two projects will rely on different versions of the same dependency. Which do you install on your system?</text:p>
      <text:p text:style-name="Text_20_body"><text:bookmark text:name="a787"/>Luckily, Python’s <text:a xlink:type="simple" xlink:href="https://docs.python.org/3/tutorial/venv.html" office:target-frame-name="_blank" xlink:show="new" text:style-name="Internet_20_link" text:visited-style-name="Visited_20_Internet_20_Link">support for virtual environments</text:a> lets you have the best of both worlds. From the command line:</text:p>
      <text:p text:style-name="Preformatted_20_Text"><text:bookmark text:name="f91e"/>python -m venv my-project</text:p>
      <text:p text:style-name="Preformatted_20_Text">source my-project/bin/activate</text:p>
      <text:p text:style-name="P3">pip install all-the-modules </text:p>
      <text:p text:style-name="Text_20_body"><text:bookmark text:name="8121"/>Now you can have standalone versions and installations of Python running on the same machine. Sorted!</text:p>
      <text:h text:style-name="Heading_20_4" text:outline-level="4"><text:bookmark text:name="c421"/>wikipedia</text:h>
      <text:p text:style-name="Text_20_body"><text:bookmark text:name="7286"/>Wikipedia has a great API that allows users programmatic access to an unrivalled body of completely free knowledge and information.</text:p>
      <text:p text:style-name="Text_20_body"><text:bookmark text:name="cbe7"/>The <text:a xlink:type="simple" xlink:href="https://wikipedia.readthedocs.io/en/latest/quickstart.html" office:target-frame-name="_blank" xlink:show="new" text:style-name="Internet_20_link" text:visited-style-name="Visited_20_Internet_20_Link">wikipedia module</text:a> makes accessing this API almost embarrassingly convenient.</text:p>
      <text:p text:style-name="P3"><text:bookmark text:name="97aa"/>import wikipedia</text:p>
      <text:p text:style-name="Preformatted_20_Text"><text:bookmark text:name="e419"/>result = wikipedia.page('freeCodeCamp')</text:p>
      <text:p text:style-name="Preformatted_20_Text">print(result.summary)</text:p>
      <text:p text:style-name="Preformatted_20_Text">for link in result.links:</text:p>
      <text:p text:style-name="P3"><text:s text:c="4"/>print(link)</text:p>
      <text:p text:style-name="Text_20_body"><text:bookmark text:name="6a26"/>Like the real site, the module provides support for multiple languages, page disambiguation, random page retrieval, and even has a <text:span text:style-name="Source_20_Text">donate()</text:span> method.</text:p>
      <text:h text:style-name="Heading_20_4" text:outline-level="4"><text:bookmark text:name="c04b"/>xkcd</text:h>
      <text:p text:style-name="Text_20_body"><text:bookmark text:name="6128"/>Humour is a key feature of the Python language — after all, it is named after the British comedy sketch show <text:a xlink:type="simple" xlink:href="https://en.wikipedia.org/wiki/Monty_Python%27s_Flying_Circus" office:target-frame-name="_blank" xlink:show="new" text:style-name="Internet_20_link" text:visited-style-name="Visited_20_Internet_20_Link">Monty Python’s Flying Circus</text:a>. Much of Python’s official documentation references the show’s most famous sketches.</text:p>
      <text:p text:style-name="Text_20_body"><text:bookmark text:name="7e85"/>The sense of humour isn’t restricted to the docs, though. Have a go running the line below:</text:p>
      <text:p text:style-name="P3"><text:bookmark text:name="e75d"/>import antigravity</text:p>
      <text:p text:style-name="Text_20_body"><text:bookmark text:name="b939"/>Never change, Python. Never change.</text:p>
      <text:h text:style-name="Heading_20_4" text:outline-level="4"><text:bookmark text:name="eec6"/>YAML</text:h>
      <text:p text:style-name="Text_20_body"><text:bookmark text:name="0b58"/>YAML stands for ‘<text:a xlink:type="simple" xlink:href="http://yaml.org/" office:target-frame-name="_blank" xlink:show="new" text:style-name="Internet_20_link" text:visited-style-name="Visited_20_Internet_20_Link">YAML Ain’t Markup Language</text:a>’. It is a data formatting language, and is a superset of JSON.</text:p>
      <text:p text:style-name="Text_20_body"><text:bookmark text:name="43f1"/><text:soft-page-break/>Unlike JSON, it can store more complex objects and refer to its own elements. You can also write comments, making it particularly suited to writing configuration files.</text:p>
      <text:p text:style-name="Text_20_body"><text:bookmark text:name="3c7e"/>The <text:a xlink:type="simple" xlink:href="https://pyyaml.org/wiki/PyYAMLDocumentation" office:target-frame-name="_blank" xlink:show="new" text:style-name="Internet_20_link" text:visited-style-name="Visited_20_Internet_20_Link">PyYAML module</text:a> lets you use YAML with Python. Install with:</text:p>
      <text:p text:style-name="P3"><text:bookmark text:name="aafd"/>$ pip install pyyaml</text:p>
      <text:p text:style-name="Text_20_body"><text:bookmark text:name="86bc"/>And then import into your projects:</text:p>
      <text:p text:style-name="P3"><text:bookmark text:name="4b49"/>import yaml</text:p>
      <text:p text:style-name="Text_20_body"><text:bookmark text:name="fba2"/>PyYAML lets you store Python objects of any datatype, and instances of any user-defined classes also.</text:p>
      <text:h text:style-name="Heading_20_4" text:outline-level="4"><text:bookmark text:name="d450"/>zip</text:h>
      <text:p text:style-name="Text_20_body"><text:bookmark text:name="c809"/>One last trick for ya, and it really is a cool one. Ever needed to form a dictionary out of two lists?</text:p>
      <text:p text:style-name="Preformatted_20_Text"><text:bookmark text:name="56e4"/>keys = ['a', 'b', 'c']</text:p>
      <text:p text:style-name="Preformatted_20_Text">vals = [1, 2, 3]</text:p>
      <text:p text:style-name="P3">zipped = dict(zip(keys, vals))</text:p>
      <text:p text:style-name="Text_20_body"><text:bookmark text:name="730c"/>The <text:span text:style-name="Source_20_Text">zip()</text:span> inbuilt function takes a number of iterable objects and returns a list of tuples. Each tuple groups the elements of the input objects by their positional index.</text:p>
      <text:p text:style-name="Text_20_body"><text:bookmark text:name="2131"/>You can also ‘unzip’ objects by calling <text:span text:style-name="Source_20_Text">*zip()</text:span> on them.</text:p>
      <text:h text:style-name="Heading_20_4" text:outline-level="4"><text:bookmark text:name="382c"/>Thanks for reading!</text:h>
      <text:p text:style-name="Text_20_body"><text:bookmark text:name="24fc"/>So there you have it, an A-Z of Python tricks — hopefully you’ve found something useful for your next project.</text:p>
      <text:p text:style-name="Text_20_body"><text:bookmark text:name="f2be"/>Python’s a very diverse and well-developed language, so there’s bound to be many features I haven’t got round to including.</text:p>
      <text:p text:style-name="Text_20_body"><text:bookmark text:name="37bd"/>Please share any of your own favorite Python tricks by leaving a response below!</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7T12:46:15.440000000</meta:creation-date>
    <dc:date>2018-09-07T12:46:34.008000000</dc:date>
    <meta:editing-duration>PT19S</meta:editing-duration>
    <meta:editing-cycles>1</meta:editing-cycles>
    <meta:document-statistic meta:table-count="0" meta:image-count="0" meta:object-count="0" meta:page-count="9" meta:paragraph-count="249" meta:word-count="2249" meta:character-count="13960" meta:non-whitespace-character-count="11850"/>
    <meta:generator>LibreOffice/6.1.0.3$Windows_X86_64 LibreOffice_project/efb621ed25068d70781dc026f7e9c5187a4decd1</meta:generator>
  </office:meta>
</office:document-meta>
</file>